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5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Processo de abertura da firma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7-11" calcext:value-type="date">
            <text:p>11/07/2025</text:p>
          </table:table-cell>
          <table:table-cell table:style-name="ce18" office:value-type="float" office:value="0" calcext:value-type="float">
            <text:p>-</text:p>
          </table:table-cell>
          <table:table-cell table:style-name="ce19" office:value-type="string" calcext:value-type="string">
            <text:p>PIX Minister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Rest. proc. abertura da firma</text:p>
          </table:table-cell>
          <table:table-cell table:style-name="ce9" office:value-type="float" office:value="500" calcext:value-type="float">
            <text:p>5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8-07" calcext:value-type="date">
            <text:p>07/08/2025</text:p>
          </table:table-cell>
          <table:table-cell table:style-name="ce18" table:formula="of:=[.C3]-[.F3]" office:value-type="float" office:value="0" calcext:value-type="float">
            <text:p>-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1" office:value-type="string" calcext:value-type="string">
            <text:p>Mens. 08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" office:value-type="date" office:date-value="2025-12-16" calcext:value-type="date">
            <text:p>16/12/2025</text:p>
          </table:table-cell>
          <table:table-cell table:style-name="ce35" table:formula="of:=[.C4]-[.F4]" office:value-type="float" office:value="0" calcext:value-type="float">
            <text:p>-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1" office:value-type="string" calcext:value-type="string">
            <text:p>Mens. 09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5]-[.F5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1" office:value-type="string" calcext:value-type="string">
            <text:p>Mens. 10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6]-[.F6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31" office:value-type="string" calcext:value-type="string">
            <text:p>Mens. 11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7]-[.F7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31" office:value-type="string" calcext:value-type="string">
            <text:p>Mens. 12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8]-[.F8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6-01-31" calcext:value-type="date">
            <text:p>31/01/2026</text:p>
          </table:table-cell>
          <table:table-cell table:style-name="ce31" office:value-type="string" calcext:value-type="string">
            <text:p>Mens. 01/2026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9]-[.F9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9])" office:value-type="float" office:value="3000" calcext:value-type="float">
            <text:p>3.0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32.956806874">00:00:00</text:time></text:span><text:span text:style-name="MT2"><text:s/></text:span></text:p>
        </style:region-center>
        <style:region-right>
          <text:p><text:span text:style-name="MT4">Odontocout Clínica Odont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Odontocout Clínica Odont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32.9591776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2-02T14:30:33.296101349</dc:date>
    <meta:print-date>2025-09-02T10:58:11.993056878</meta:print-date>
    <dc:language>pt-PT</dc:language>
    <meta:editing-cycles>637</meta:editing-cycles>
    <meta:editing-duration>PT16H33M17S</meta:editing-duration>
    <meta:document-statistic meta:table-count="1" meta:cell-count="62" meta:object-count="0"/>
    <meta:user-defined meta:name="Info 0"/>
    <meta:user-defined meta:name="Info 1"/>
    <meta:user-defined meta:name="Info 2"/>
    <meta:user-defined meta:name="Info 3"/>
  </office:meta>
</office:document-meta>
</file>